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2.2313in" style:rel-column-width="21845*"/>
    </style:style>
    <style:style style:name="Tabelle1.A1" style:family="table-cell">
      <style:table-cell-properties fo:padding="0.0382in" fo:border-left="0.0007in solid #000000" fo:border-right="none" fo:border-top="0.0007in solid #000000" fo:border-bottom="none"/>
    </style:style>
    <style:style style:name="Tabelle1.C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elle1.A2" style:family="table-cell">
      <style:table-cell-properties fo:padding="0.0382in" fo:border-left="0.0007in solid #000000" fo:border-right="none" fo:border-top="none" fo:border-bottom="0.0007in solid #000000"/>
    </style:style>
    <style:style style:name="Tabel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e2" style:family="table">
      <style:table-properties style:width="6.6931in" table:align="margins"/>
    </style:style>
    <style:style style:name="Tabelle2.A" style:family="table-column">
      <style:table-column-properties style:column-width="2.2313in" style:rel-column-width="21845*"/>
    </style:style>
    <style:style style:name="Tabel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2.C1" style:family="table-cell">
      <style:table-cell-properties fo:padding="0.0382in" fo:border="0.0007in solid #000000"/>
    </style:style>
    <style:style style:name="P1" style:family="paragraph" style:parent-style-name="Title">
      <style:text-properties fo:font-size="22pt" style:font-size-asian="19.25pt" style:font-size-complex="22pt"/>
    </style:style>
    <style:style style:name="P2" style:family="paragraph" style:parent-style-name="Text_20_body">
      <style:text-properties style:font-name="Liberation Sans" fo:font-size="12pt" style:font-name-asian="Microsoft YaHei" style:font-size-asian="12pt" style:font-name-complex="Lucida Sans" style:font-size-complex="12pt"/>
    </style:style>
    <style:style style:name="T1" style:family="text">
      <style:text-properties style:font-name="Liberation Sans" fo:font-size="18.2000007629395pt" fo:font-weight="bol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2" style:family="text">
      <style:text-properties style:font-name="Liberation Sans" fo:font-size="16.1000003814697pt" fo:font-weight="bold" style:font-name-asian="Microsoft YaHei" style:font-size-asian="16.1000003814697pt" style:font-weight-asian="bold" style:font-name-complex="Lucida Sans" style:font-size-complex="16.1000003814697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stemschnittstellen</text:p>
      <text:h text:style-name="Heading_20_1" text:outline-level="1"><text:span text:style-name="T1">Datei</text:span>system</text:h>
      <text:h text:style-name="Heading_20_2" text:outline-level="2">Einstellungen</text:h>
      <text:p text:style-name="Text_20_body">Speicherort:<text:tab/>&lt;Applikationsdaten&gt;/settings/</text:p>
      <text:p text:style-name="Text_20_body">Name:<text:tab/><text:tab/>global_settings.cfg</text:p>
      <text:h text:style-name="Heading_20_2" text:outline-level="2">Nutzerbezogene Einstellungen</text:h>
      <text:p text:style-name="Text_20_body">Speicherort:<text:tab/>&lt;Applikationsdaten&gt;/settings/</text:p>
      <text:p text:style-name="Text_20_body">Name:<text:tab/><text:tab/>&lt;user&gt;_user_settings.cfg</text:p>
      <text:h text:style-name="Heading_20_2" text:outline-level="2">Gebäudekonfiguration</text:h>
      <text:p text:style-name="Text_20_body">Speicherort:<text:tab/>&lt;Applikationsdaten&gt;/buildings/</text:p>
      <text:p text:style-name="Text_20_body">Name:<text:tab/><text:tab/>&lt;Building_Bezeichner&gt;.bld</text:p>
      <text:h text:style-name="Heading_20_1" text:outline-level="1">Client-Server-Kommunikation</text:h>
      <text:h text:style-name="Heading_20_2" text:outline-level="2">Format für <text:span text:style-name="T2">Anfragen</text:span></text:h>
      <text:p text:style-name="Text_20_body">Zeichenkette in einfachen char, maximale Länge 1024 Zeichen</text:p>
      <text:p text:style-name="Text_20_body">Bestandteile: &lt;Befehl&gt; &lt;Argumente&gt; </text:p>
      <text:p text:style-name="Text_20_body">Argumente werden durch Leerzeichen getrennt</text:p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Text_20_body">getWindow: Abfrage eines Zustandswertes</text:p>
            <text:p text:style-name="Text_20_body">setWindow: Setzen eines Zustands</text:p>
          </table:table-cell>
          <table:table-cell table:style-name="Tabelle1.A1" office:value-type="string">
            <text:p text:style-name="Text_20_body">getTemp: Abfrage eines Sensorwertes</text:p>
            <text:p text:style-name="Text_20_body">setTemp: Setzen eines Sollwertes</text:p>
          </table:table-cell>
          <table:table-cell table:style-name="Tabelle1.C1" office:value-type="string">
            <text:p text:style-name="Text_20_body">lock: Schließen eines Zugangs</text:p>
            <text:p text:style-name="Text_20_body">unlock: Schließen eines Zugangs</text:p>
          </table:table-cell>
        </table:table-row>
        <table:table-row>
          <table:table-cell table:style-name="Tabelle1.A2" office:value-type="string">
            <text:p text:style-name="Text_20_body">Argumente: &lt;Window_Bez&gt; [&lt;Wert&gt;] [&lt;Zeitraum&gt;]</text:p>
          </table:table-cell>
          <table:table-cell table:style-name="Tabelle1.A2" office:value-type="string">
            <text:p text:style-name="Text_20_body">Argumente: &lt;Temp_Bez&gt; [&lt;Wert&gt;] [&lt;Zeitraum&gt;]</text:p>
          </table:table-cell>
          <table:table-cell table:style-name="Tabelle1.C2" office:value-type="string">
            <text:p text:style-name="Text_20_body">Argumente: &lt;Zugang_Bez&gt; <text:s/>[&lt;Zeitraum&gt;]</text:p>
          </table:table-cell>
        </table:table-row>
      </table:table>
      <text:h text:style-name="Heading_20_2" text:outline-level="2">Format für Antworten</text:h>
      <text:p text:style-name="Text_20_body">Zeichenkette in einfachen char, maximale Länge 1024 Zeichen</text:p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P2">&lt;Window_Bez&gt; &lt;Wert&gt;</text:p>
          </table:table-cell>
          <table:table-cell table:style-name="Tabelle2.A1" office:value-type="string">
            <text:p text:style-name="P2">&lt;Temp_Bez&gt; &lt;Wert&gt;</text:p>
          </table:table-cell>
          <table:table-cell table:style-name="Tabelle2.C1" office:value-type="string">
            <text:p text:style-name="P2">&lt;Zugang_Bez&gt; &lt;Erfolgreich?&gt;</text:p>
          </table:table-cell>
        </table:table-row>
      </table:table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02T10:56:04.580000000</meta:creation-date>
    <meta:generator>OpenOffice/4.1.7$Win32 OpenOffice.org_project/417m1$Build-9800</meta:generator>
    <dc:date>2021-04-26T16:24:24.62</dc:date>
    <meta:editing-duration>PT32M22S</meta:editing-duration>
    <meta:editing-cycles>14</meta:editing-cycles>
    <meta:document-statistic meta:table-count="2" meta:image-count="0" meta:object-count="0" meta:page-count="1" meta:paragraph-count="30" meta:word-count="92" meta:character-count="958"/>
    <dc:creator>H J</dc:creator>
  </office:meta>
</office:document-meta>
</file>